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7.518cm"/>
    </style:style>
    <style:style style:name="co3" style:family="table-column">
      <style:table-column-properties fo:break-before="auto" style:column-width="4.105cm"/>
    </style:style>
    <style:style style:name="co4" style:family="table-column">
      <style:table-column-properties fo:break-before="auto" style:column-width="4.433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8.535cm"/>
    </style:style>
    <style:style style:name="co7" style:family="table-column">
      <style:table-column-properties fo:break-before="auto" style:column-width="13.264cm"/>
    </style:style>
    <style:style style:name="co8" style:family="table-column">
      <style:table-column-properties fo:break-before="auto" style:column-width="2.06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office:value-type="string">
            <text:p>volkshotel</text:p>
          </table:table-cell>
          <table:table-cell office:value-type="string">
            <text:p>L, D, I</text:p>
          </table:table-cell>
          <table:table-cell office:value-type="string">
            <text:p>hotel, art, tourism</text:p>
          </table:table-cell>
          <table:table-cell office:value-type="string">
            <text:p>#volkshotel, #canvas, #doka</text:p>
          </table:table-cell>
          <table:table-cell table:number-columns-repeated="1020"/>
        </table:table-row>
        <table:table-row table:style-name="ro1">
          <table:table-cell office:value-type="string">
            <text:p>artis</text:p>
          </table:table-cell>
          <table:table-cell office:value-type="string">
            <text:p>L</text:p>
          </table:table-cell>
          <table:table-cell office:value-type="string">
            <text:p>meta1, meta2</text:p>
          </table:table-cell>
          <table:table-cell office:value-type="string">
            <text:p>#artis, #zoo, #animal, #fun</text:p>
          </table:table-cell>
          <table:table-cell table:number-columns-repeated="1020"/>
        </table:table-row>
        <table:table-row table:style-name="ro1">
          <table:table-cell office:value-type="string">
            <text:p>oba</text:p>
          </table:table-cell>
          <table:table-cell office:value-type="string">
            <text:p>L</text:p>
          </table:table-cell>
          <table:table-cell office:value-type="string">
            <text:p>meta1, meta2</text:p>
          </table:table-cell>
          <table:table-cell office:value-type="string">
            <text:p>#library, #books, #oba</text:p>
          </table:table-cell>
          <table:table-cell table:number-columns-repeated="1020"/>
        </table:table-row>
        <table:table-row table:style-name="ro2">
          <table:table-cell office:value-type="string">
            <text:p>wibautstraat</text:p>
          </table:table-cell>
          <table:table-cell office:value-type="string">
            <text:p>I, A, L</text:p>
          </table:table-cell>
          <table:table-cell table:number-columns-repeated="1022"/>
        </table:table-row>
        <table:table-row table:style-name="ro2">
          <table:table-cell office:value-type="string">
            <text:p>sciencepark</text:p>
          </table:table-cell>
          <table:table-cell office:value-type="string">
            <text:p>D, C</text:p>
          </table:table-cell>
          <table:table-cell table:number-columns-repeated="1022"/>
        </table:table-row>
        <table:table-row table:style-name="ro2">
          <table:table-cell office:value-type="string">
            <text:p>oosterpark</text:p>
          </table:table-cell>
          <table:table-cell office:value-type="string">
            <text:p>A, I, L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office:value-type="string">
            <text:p>Did you sing in the shower this morning?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You should talk to people in the elevator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Would you befriend an elf?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Do you sometimes still check for monsters under the bed?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Did you think your toys were alive when you were little?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Are you a morning person or are you a coffee person?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Have you ever told your boss how you really feel?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Have you ever fallen asleep at your desk?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Take a break this afternoon and play some hopscotch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Have you ever stepped on a snail?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Would you help an alien who was trying to get home?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That person. Across the room. With the eyes. Wink at them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What is your weirdest habit?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Keep calm and have a pillow fight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Babies are like drunk people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Ever told a secret you weren’t supposed to?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Do your parents still embarrass you?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Have you ever laughed so hard you peed a little?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You can buy a bed made out of gummy bears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Sex alleviates tension.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36 questions is a recipe for falling in love with a stranger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76% of humanity has tried to lick their elbows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Have you ever forgotten to return a book and thought about keeping it?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What would you do if you found out you were a wizard?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The first computer bug was caused by an actual bug in a computer.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It’s okay to hate Mondays.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Ever cheated on a test?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Were you a nerd in school? Are you still one?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Ever fallen asleep in class?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When you give your next presentation, picture everyone in batman underwear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Do you have to techie parents or how-do-I-turn-on-my-laptop parents?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Ever been pooped on by a bird?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Has a bee ever stung you on your ass?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How much do you hate mosquitos?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Without its tail, the kangaroo can’t hop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Cows can sleep standing up, but can only dream lying down.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Oysters can change gender multiple times in their life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Cows have best friends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Rats can laugh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Butterflies can taste with their feet.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Worms communicate by snuggling.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Do you sit on a public toilet seat or hover?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What if we all walked backwards?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Weirdest taxi driver?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30 seconds after permanently deleting a file, you will need it.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Ever had an itchy butt in public?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You never know where to look when eating a banana.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Is it okay to eat green potato chips?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Ring tones ruin every song. 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Police officers in some parts of India get a raise for having a larger mustache.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HouseSlant-Regular.ttf</text:p>
          </table:table-cell>
          <table:table-cell table:number-columns-repeated="1019"/>
        </table:table-row>
        <table:table-row table:style-name="ro1">
          <table:table-cell office:value-type="string">
            <text:p>Would you help an alien who was trying to get home? 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What is your weirdest habit? 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Do you believe in regret?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What would you do if you found out you were a wizard? 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Do you try to solve the question yourself before you Google? 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During World War II, Americans tried to train bats to drop bombs. 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Oysters can change gender multiple times in their life.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Do you smile at strangers when you pass them on the street? 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Ever sneaked onto the streetcar without a ticket? 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In France you can marry a dead person. 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Weirdest taxi driver?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Helsinki is the Nordic gay capital. 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37% of Americans think global warming is a hoax.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France is the most depressed country in the world. 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30 seconds after permanently deleting a file, you will need it. 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Ever had an itchy butt in public? 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Have you ever thought about being a different gender?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Would you still love someone if they told you they were gay?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An Indian man claims he hasn’t eaten or drunk after 70 years. 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Breathing the air in Mumbai for just one day is the equivalent of smoking 100 cigarettes. 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There is a man in India with 39 wives and 94 children. 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Police officers in some parts of India get a raise for having a larger mustache. 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India has more mobile phones than toilets. 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The Belgian divorce rate is the highest in Europe.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ebasNeue.ttf</text:p>
          </table:table-cell>
          <table:table-cell table:number-columns-repeated="1019"/>
        </table:table-row>
        <table:table-row table:style-name="ro1">
          <table:table-cell office:value-type="string">
            <text:p>You should talk to people in the elevator.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Have you ever tried to move something with your mind? 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What did you want to be when you grew up? 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You can buy a bed made out of gummy bears. 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Sex alleviates tension.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Crying helps you deal with overwhelming emotions. 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36 questions is a recipe for falling in love with a stranger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76% of humanity has tried to lick their elbows. 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Best kiss ever? 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The first computer bug was caused by an actual bug in a computer.</text:p>
          </table:table-cell>
          <table:table-cell table:number-columns-repeated="2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The perfect nap is 26 minutes long.</text:p>
          </table:table-cell>
          <table:table-cell table:number-columns-repeated="2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Were you a nerd in school? Are you still one? 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Do you try to solve the question yourself before you Google?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Without its tail, the kangaroo can’t hop. </text:p>
          </table:table-cell>
          <table:table-cell table:number-columns-repeated="2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Cows can sleep standing up, but can only dream lying down.</text:p>
          </table:table-cell>
          <table:table-cell table:number-columns-repeated="2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During World War II, Americans tried to train bats to drop bombs. 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Ants never sleep. 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Oysters can change gender multiple times in their life. 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Butterflies can taste with their feet. 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Worms communicate by snuggling. 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Rats can laugh. 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What is the last name of you next-door neighbor?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ufonts.com_meta-bold.ttf</text:p>
          </table:table-cell>
          <table:table-cell table:number-columns-repeated="1019"/>
        </table:table-row>
        <table:table-row table:style-name="ro1">
          <table:table-cell office:value-type="string">
            <text:p>Are you travelling or running away? 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What does the word home mean to you?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Is there anyone you wish you were still in touch with?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You should talk to people in the elevator. 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Would you rather be able to fly or breathe underwater? 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What did you want to be when you grew up? 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Would you help an alien who was trying to get home?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That person. Across the room. With the eyes. Wink at them. 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Ever told a secret you weren’t supposed to?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Have you ever laughed so hard you peed a little? 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36 questions is a recipe for falling in love with a stranger.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Best kiss ever?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Give someone a compliment. Actually mean it. 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Have you ever forgotten to return a book and thought about keeping it?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What fantastical land would you like to live in? 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Have you ever opened a door, hoping it would lead to another world? 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Have you ever fallen in love with a character in a book?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What would you do if you found out you were a wizard? 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Ever cheated on a test? 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When was the last time you were on a seesaw? 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When is the last time you held hands with someone?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When’s the last time you went on a picnic? 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What do you need to do before you die? 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Do you smile at strangers when you pass them on the street?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What if we all walked backwards?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Have you ever gotten lost in a new city?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venirLTStd-Black.ttf</text:p>
          </table:table-cell>
          <table:table-cell table:number-columns-repeated="1019"/>
        </table:table-row>
        <table:table-row table:style-name="ro1">
          <table:table-cell office:value-type="string">
            <text:p>Did you sing in the shower this morning?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Have you ever told your boss how you really feel? 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What did you want to be when you grew up?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Take a break this afternoon and play some hopscotch. 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Don’t let them get you down.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People never smile on the metro.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What do you do right before you fall asleep? 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Keep calm and have a pillow fight.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36 questions is a recipe for falling in love with a stranger. 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Give credit. Take blame. 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When was the last time you had time to yourself? 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If you could say exactly what you wanted, what would you say? 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Does this song remind you of anyone? 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Don’t let them get you down. 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Give someone a compliment. Actually mean it. 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It’s okay to hate Mondays. 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When was the last time you were on a seesaw? 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When was the last time you told someone you loved them? 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What is the last name of you next-door neighbor? 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What do you need to do before you die? 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Do you celebrate the little things? 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Do you smile at strangers when you pass them on the street? 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Have you actually ever helped someone cross the street? 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RockwellStd-Bold.ttf</text:p>
          </table:table-cell>
          <table:table-cell table:number-columns-repeated="1019"/>
        </table:table-row>
        <table:table-row table:style-name="ro1">
          <table:table-cell office:value-type="string">
            <text:p>Have you ever tried to move something with your mind?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Would you befriend an elf?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Do you sometimes still check for monsters under the bed? 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Did you think your toys were alive when you were little? 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Would you rather be able to fly or breathe underwater?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Would you take your sister’s place in a fight to the death?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What did you want to be when you grew up?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Would you help an alien who was trying to get home? 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36 questions is a recipe for falling in love with a stranger. 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Does this song remind you of anyone? 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Are you a hero or a villain? 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Have you ever cried while reading?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What fantastical land would you like to live in? 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Have you ever opened a door, hoping it would lead to another world? 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Have you ever fallen in love with a character in a book? 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What would you do if you found out you were a wizard?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When you give your next presentation, picture everyone in batman underwear. 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Did you have an imaginary friend growing up? 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>
          <table:table-cell office:value-type="string">
            <text:p>The smell of your mom’s fresh apple pie. 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TartineScriptOT.ttf</text:p>
          </table:table-cell>
          <table:table-cell table:number-columns-repeated="1019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23/06/2015</text:date>, <text:time>12:0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3T12:09:38.77</dc:date>
    <dc:creator>N Banerjee</dc:creator>
    <meta:document-statistic meta:table-count="2" meta:cell-count="838" meta:object-count="0"/>
    <meta:generator>OpenOffice/4.1.1$Win32 OpenOffice.org_project/411m6$Build-9775</meta:generator>
  </office:meta>
</office:document-meta>
</file>